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4.198cm" svg:height="0.963cm" svg:x="2.4cm" svg:y="2cm">
          <draw:text-box>
            <text:p>Versión:***** </text:p>
          </draw:text-box>
        </draw:frame>
        <draw:rect draw:style-name="gr2" draw:text-style-name="P1" draw:layer="layout" svg:width="4.5cm" svg:height="1.3cm" svg:x="2.6cm" svg:y="3.5cm">
          <text:p text:style-name="P1">Electricista</text:p>
        </draw:rect>
        <draw:rect draw:style-name="gr2" draw:text-style-name="P1" draw:layer="layout" svg:width="4.5cm" svg:height="1.3cm" svg:x="7.6cm" svg:y="3.5cm">
          <text:p text:style-name="P1">Albañil</text:p>
        </draw:rect>
        <draw:rect draw:style-name="gr2" draw:text-style-name="P1" draw:layer="layout" svg:width="4.5cm" svg:height="1.3cm" svg:x="12.7cm" svg:y="3.5cm">
          <text:p text:style-name="P1">Fontaner@</text:p>
        </draw:rect>
        <draw:rect draw:style-name="gr2" draw:text-style-name="P2" draw:layer="layout" svg:width="4.5cm" svg:height="1.3cm" svg:x="2.6cm" svg:y="5.4cm">
          <text:p text:style-name="P2"><text:span text:style-name="T1">Actor</text:span></text:p>
          <text:p text:style-name="P2"><text:span text:style-name="T1">Actriz</text:span></text:p>
        </draw:rect>
        <draw:rect draw:style-name="gr2" draw:text-style-name="P1" draw:layer="layout" svg:width="4.5cm" svg:height="1.3cm" svg:x="7.6cm" svg:y="5.4cm">
          <text:p text:style-name="P1">Analista</text:p>
        </draw:rect>
        <draw:rect draw:style-name="gr2" draw:text-style-name="P2" draw:layer="layout" svg:width="4.5cm" svg:height="1.3cm" svg:x="12.7cm" svg:y="5.4cm">
          <text:p text:style-name="P2"><text:span text:style-name="T1">Conductor</text:span></text:p>
          <text:p text:style-name="P2"><text:span text:style-name="T1">Conductora</text:span></text:p>
        </draw:rect>
        <draw:rect draw:style-name="gr2" draw:text-style-name="P2" draw:layer="layout" svg:width="4.5cm" svg:height="1.3cm" svg:x="2.6cm" svg:y="7.2cm">
          <text:p text:style-name="P2"><text:span text:style-name="T1">Doctor</text:span></text:p>
          <text:p text:style-name="P2"><text:span text:style-name="T1">Doctora</text:span></text:p>
        </draw:rect>
        <draw:rect draw:style-name="gr2" draw:text-style-name="P1" draw:layer="layout" svg:width="4.5cm" svg:height="1.3cm" svg:x="7.6cm" svg:y="7.2cm">
          <text:p text:style-name="P1">Enfermer@</text:p>
        </draw:rect>
        <draw:rect draw:style-name="gr2" draw:text-style-name="P2" draw:layer="layout" svg:width="4.5cm" svg:height="1.3cm" svg:x="12.7cm" svg:y="7.2cm">
          <text:p text:style-name="P1"><text:span text:style-name="T1">Pintor</text:span></text:p>
          <text:p text:style-name="P1"><text:span text:style-name="T1">Pintora</text:span></text:p>
        </draw:rect>
        <draw:rect draw:style-name="gr2" draw:text-style-name="P2" draw:layer="layout" svg:width="4.5cm" svg:height="1.3cm" svg:x="2.6cm" svg:y="9.1cm">
          <text:p text:style-name="P1"><text:span text:style-name="T1">Escritor</text:span></text:p>
          <text:p text:style-name="P1"><text:span text:style-name="T1">Escritora</text:span></text:p>
        </draw:rect>
        <draw:rect draw:style-name="gr2" draw:text-style-name="P2" draw:layer="layout" svg:width="4.5cm" svg:height="1.3cm" svg:x="7.6cm" svg:y="9.1cm">
          <text:p text:style-name="P1"><text:span text:style-name="T1">Narrador</text:span></text:p>
          <text:p text:style-name="P1"><text:span text:style-name="T1">Narradora</text:span></text:p>
        </draw:rect>
        <draw:rect draw:style-name="gr2" draw:text-style-name="P1" draw:layer="layout" svg:width="4.5cm" svg:height="1.3cm" svg:x="12.7cm" svg:y="9.1cm">
          <text:p text:style-name="P1">Youtuber</text:p>
        </draw:rect>
        <draw:rect draw:style-name="gr2" draw:text-style-name="P3" draw:layer="layout" svg:width="6.5cm" svg:height="1.7cm" svg:x="11.8cm" svg:y="26.2cm">
          <text:p text:style-name="P3"><text:span text:style-name="T2">Guardar cambios</text:span></text:p>
        </draw:rect>
        <draw:rect draw:style-name="gr2" draw:text-style-name="P1" draw:layer="layout" svg:width="4.5cm" svg:height="1.5cm" svg:x="2.7cm" svg:y="26.3cm">
          <text:p text:style-name="P1">Añadir nueva</text:p>
          <text:p text:style-name="P1"><text:span text:style-name="T3">categorí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2:18:32.25</meta:creation-date>
    <dc:date>2020-09-03T12:35:26.24</dc:date>
    <meta:editing-duration>PT39S</meta:editing-duration>
    <meta:editing-cycles>1</meta:editing-cycles>
    <meta:document-statistic meta:object-count="15"/>
    <meta:generator>OpenOffice/4.1.7$Win32 OpenOffice.org_project/417m1$Build-9800</meta:generator>
  </office:meta>
</office:document-meta>
</file>